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818cm" fo:min-width="6.1cm" fo:padding-top="0.014cm" fo:padding-bottom="0.014cm" fo:padding-left="0.014cm" fo:padding-right="0.014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671cm" fo:min-width="0.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948cm" fo:min-width="6.095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782cm" fo:min-width="1.041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198cm" fo:min-width="0.596cm" fo:padding-top="0.009cm" fo:padding-bottom="0.009cm" fo:padding-left="0.009cm" fo:padding-right="0.009cm"/>
    </style:style>
    <style:style style:name="gr10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1" style:family="graphic" style:parent-style-name="objectwithoutfill">
      <style:graphic-properties draw:stroke="solid" svg:stroke-width="0.035cm" svg:stroke-color="#000000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43cm" fo:min-width="0.96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022cm" fo:min-width="0.854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22cm" fo:min-width="1.23cm" fo:padding-top="0.014cm" fo:padding-bottom="0.014cm" fo:padding-left="0.014cm" fo:padding-right="0.014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78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2cm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color="#000000" draw:fill="none" draw:fill-color="#ffffff" fo:min-height="0.308cm"/>
      <style:paragraph-properties style:writing-mode="lr-tb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1.019cm" fo:min-width="1.23cm" fo:padding-top="0.014cm" fo:padding-bottom="0.014cm" fo:padding-left="0.014cm" fo:padding-right="0.014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3cm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fill-color="#ffffff" fo:min-height="0.692cm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532cm"/>
      <style:paragraph-properties style:writing-mode="lr-tb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62cm" fo:min-width="0.164cm" fo:padding-top="0.009cm" fo:padding-bottom="0.009cm" fo:padding-left="0.009cm" fo:padding-right="0.009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92cm" fo:min-width="0.29cm" fo:padding-top="0.014cm" fo:padding-bottom="0.014cm" fo:padding-left="0.014cm" fo:padding-right="0.014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3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687cm" fo:min-width="0.164cm" fo:padding-top="0.009cm" fo:padding-bottom="0.009cm" fo:padding-left="0.009cm" fo:padding-right="0.009cm"/>
    </style:style>
    <style:style style:name="gr30" style:family="graphic" style:parent-style-name="standard">
      <style:graphic-properties draw:stroke="none" draw:fill="none" draw:fill-color="#ffffff" fo:min-height="0.757cm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cm" fo:min-width="0.164cm" fo:padding-top="0.009cm" fo:padding-bottom="0.009cm" fo:padding-left="0.009cm" fo:padding-right="0.009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14cm" fo:min-width="0.164cm" fo:padding-top="0.009cm" fo:padding-bottom="0.009cm" fo:padding-left="0.009cm" fo:padding-right="0.009cm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solid" draw:fill-color="#7f7f7f" draw:opacity="100%" draw:textarea-horizontal-align="left" draw:auto-grow-height="true" draw:auto-grow-width="false" fo:min-height="0.71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7" style:family="paragraph">
      <loext:graphic-properties draw:fill="solid" draw:fill-color="#eeeeee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12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3" style:family="paragraph"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4" style:family="paragraph">
      <loext:graphic-properties draw:fill-color="#dddddd"/>
      <style:paragraph-properties fo:text-align="center" style:writing-mode="lr-tb"/>
      <style:text-properties style:font-name="Liberation Serif" fo:font-size="5pt" style:font-size-asian="5pt" style:font-size-complex="5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7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8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9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21" style:family="paragraph">
      <loext:graphic-properties draw:fill-color="#666666"/>
      <style:paragraph-properties fo:text-align="center"/>
    </style:style>
    <style:style style:name="P22" style:family="paragraph">
      <loext:graphic-properties draw:fill="solid" draw:fill-color="#7f7f7f" draw:opacity="100%"/>
      <style:paragraph-properties style:writing-mode="lr-tb"/>
      <style:text-properties fo:color="#ffffff" fo:font-size="8pt" fo:text-shadow="1pt 1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style:font-name="Liberation Serif" fo:font-size="5pt" style:font-size-asian="5pt" style:font-size-complex="5pt"/>
    </style:style>
    <style:style style:name="T7" style:family="text">
      <style:text-properties style:font-name="Liberation Serif" fo:font-size="6pt" style:font-size-asian="8pt" style:font-size-complex="8pt"/>
    </style:style>
    <style:style style:name="T8" style:family="text">
      <style:text-properties fo:font-size="6pt"/>
    </style:style>
    <style:style style:name="T9" style:family="text">
      <style:text-properties fo:color="#ffffff" fo:font-size="8pt" fo:text-shadow="1pt 1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2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128cm" svg:height="5.846cm" svg:x="4.749cm" svg:y="2.266cm">
          <text:p text:style-name="P6"><text:span text:style-name="T4">Programmable Logic 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5.857cm" svg:y1="6.085cm" svg:x2="5.857cm" svg:y2="3.262cm">
          <text:p/>
        </draw:line>
        <draw:custom-shape draw:style-name="gr6" draw:text-style-name="P9" draw:layer="layout" svg:width="0.828cm" svg:height="3.699cm" svg:x="11.348cm" svg:y="2.259cm">
          <text:p text:style-name="P6"><text:span text:style-name="T4">External</text:span></text:p>
          <text:p text:style-name="P6"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6.123cm" svg:height="0.976cm" svg:x="4.754cm" svg:y="2.268cm">
          <text:p text:style-name="P10"><text:span text:style-name="T5">ARM</text:span></text:p>
          <text:p text:style-name="P10"><text:span text:style-name="T5">Cortex-A9</text:span></text:p>
          <text:p text:style-name="P10"><text:span text:style-name="T4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069cm" svg:height="0.81cm" svg:x="9.808cm" svg:y="2.427cm">
          <text:p text:style-name="P6"><text:span text:style-name="T4">DDR</text:span></text:p>
          <text:p text:style-name="P6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766cm" svg:height="0.432cm" svg:x="10.729cm" svg:y="2.51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8" draw:layer="layout" svg:x1="8.693cm" svg:y1="7.106cm" svg:x2="8.693cm" svg:y2="6.28cm">
          <text:p/>
        </draw:line>
        <draw:line draw:style-name="gr11" draw:text-style-name="P8" draw:layer="layout" svg:x1="9.02cm" svg:y1="6.175cm" svg:x2="5.937cm" svg:y2="6.191cm">
          <text:p/>
        </draw:line>
        <draw:custom-shape draw:style-name="gr12" draw:text-style-name="P14" draw:layer="layout" svg:width="1.125cm" svg:height="0.521cm" svg:x="7.341cm" svg:y="6.575cm">
          <text:p text:style-name="P13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126cm" svg:height="0.521cm" svg:x="7.333cm" svg:y="7.096cm">
          <text:p text:style-name="P13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095cm" svg:y1="7.107cm" svg:x2="9.095cm" svg:y2="6.281cm">
          <text:p/>
        </draw:line>
        <draw:custom-shape draw:style-name="gr13" draw:text-style-name="P9" draw:layer="layout" svg:width="0.882cm" svg:height="1.05cm" svg:x="8.466cm" svg:y="6.569cm">
          <text:p text:style-name="P6"><text:span text:style-name="T4">DMA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0.757cm" svg:height="0.714cm" svg:x="8.129cm" svg:y="6.183cm">
          <draw:text-box>
            <text:p><text:span text:style-name="T4">Rx</text:span></text:p>
          </draw:text-box>
        </draw:frame>
        <draw:frame draw:style-name="gr15" draw:text-style-name="P15" draw:layer="layout" svg:width="0.218cm" svg:height="0.824cm" svg:x="9.186cm" svg:y="6.162cm">
          <draw:text-box>
            <text:p><text:span text:style-name="T4">Tx</text:span></text:p>
          </draw:text-box>
        </draw:frame>
        <draw:frame draw:style-name="gr16" draw:text-style-name="P16" draw:layer="layout" svg:width="1.481cm" svg:height="1.093cm" svg:x="6.169cm" svg:y="5.777cm">
          <draw:text-box>
            <text:p><text:span text:style-name="T4">Interrupts</text:span></text:p>
          </draw:text-box>
        </draw:frame>
        <draw:line draw:style-name="gr10" draw:text-style-name="P8" draw:layer="layout" svg:x1="6.275cm" svg:y1="7.106cm" svg:x2="6.275cm" svg:y2="6.28cm">
          <text:p/>
        </draw:line>
        <draw:custom-shape draw:style-name="gr17" draw:text-style-name="P18" draw:layer="layout" svg:width="1.258cm" svg:height="1.05cm" svg:x="6.079cm" svg:y="6.569cm">
          <text:p text:style-name="P17"><text:span text:style-name="T7">Tensor</text:span></text:p>
          <text:p text:style-name="P17"><text:span text:style-name="T7">Process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6" draw:layer="layout" svg:width="1.544cm" svg:height="1.037cm" svg:x="9.362cm" svg:y="6.334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19" draw:text-style-name="P12" draw:layer="layout" svg:width="0.36cm" svg:height="1.098cm" draw:transform="rotate (-1.5707963267949) translate (10.457cm 6.91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8" draw:layer="layout" svg:x1="5.944cm" svg:y1="6.195cm" svg:x2="5.858cm" svg:y2="6.085cm">
          <text:p/>
        </draw:line>
        <draw:line draw:style-name="gr11" draw:text-style-name="P8" draw:layer="layout" svg:x1="9.018cm" svg:y1="3.765cm" svg:x2="5.937cm" svg:y2="3.779cm">
          <text:p/>
        </draw:line>
        <draw:custom-shape draw:style-name="gr12" draw:text-style-name="P14" draw:layer="layout" svg:width="1.125cm" svg:height="0.521cm" svg:x="7.341cm" svg:y="4.161cm">
          <text:p text:style-name="P13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.126cm" svg:height="0.521cm" svg:x="7.333cm" svg:y="4.683cm">
          <text:p text:style-name="P13"><text:span text:style-name="T6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6" draw:layer="layout" svg:width="1.598cm" svg:height="0.558cm" svg:x="6.179cm" svg:y="3.363cm">
          <draw:text-box>
            <text:p><text:span text:style-name="T4">Interrupts</text:span></text:p>
          </draw:text-box>
        </draw:frame>
        <draw:line draw:style-name="gr10" draw:text-style-name="P8" draw:layer="layout" svg:x1="6.275cm" svg:y1="4.698cm" svg:x2="6.275cm" svg:y2="3.872cm">
          <text:p/>
        </draw:line>
        <draw:line draw:style-name="gr10" draw:text-style-name="P8" draw:layer="layout" svg:x1="6.274cm" svg:y1="3.882cm" svg:x2="6.188cm" svg:y2="3.772cm">
          <text:p/>
        </draw:line>
        <draw:custom-shape draw:style-name="gr21" draw:text-style-name="P18" draw:layer="layout" svg:width="1.258cm" svg:height="1.047cm" svg:x="6.079cm" svg:y="4.157cm">
          <text:p text:style-name="P17"><text:span text:style-name="T7">Tensor</text:span></text:p>
          <text:p text:style-name="P17"><text:span text:style-name="T7">Process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0.361cm" svg:height="0.879cm" draw:transform="rotate (1.5707963267949) translate (5.192cm 4.8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6" draw:layer="layout" svg:width="1.05cm" svg:height="0.942cm" svg:x="5.19cm" svg:y="3.933cm">
          <draw:text-box>
            <text:p><text:span text:style-name="T4">AXI</text:span></text:p>
            <text:p><text:span text:style-name="T4">Lite</text:span></text:p>
          </draw:text-box>
        </draw:frame>
        <draw:frame draw:style-name="gr24" draw:text-style-name="P16" draw:layer="layout" svg:width="1.544cm" svg:height="0.782cm" svg:x="9.376cm" svg:y="3.957cm">
          <draw:text-box>
            <text:p><text:span text:style-name="T4">AXI</text:span></text:p>
            <text:p><text:span text:style-name="T4">Master</text:span></text:p>
          </draw:text-box>
        </draw:frame>
        <draw:custom-shape draw:style-name="gr25" draw:text-style-name="P12" draw:layer="layout" svg:width="0.362cm" svg:height="1.098cm" draw:transform="rotate (-1.5707963267949) translate (10.457cm 4.50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0" draw:text-style-name="P8" draw:layer="layout" svg:x1="5.944cm" svg:y1="3.783cm" svg:x2="5.858cm" svg:y2="3.673cm">
          <text:p/>
        </draw:line>
        <draw:custom-shape draw:style-name="gr26" draw:text-style-name="P19" draw:layer="layout" svg:width="0.318cm" svg:height="3.82cm" svg:x="10.469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73cm" svg:height="0.554cm" draw:transform="rotate (1.5707963267949) translate (10.356cm 7.932cm)">
          <draw:text-box>
            <text:p text:style-name="P1"><text:span text:style-name="T8">AXI Memory Interconnect</text:span></text:p>
          </draw:text-box>
        </draw:frame>
        <draw:custom-shape draw:style-name="gr26" draw:text-style-name="P19" draw:layer="layout" svg:width="0.318cm" svg:height="3.82cm" svg:x="4.855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3.73cm" svg:height="0.554cm" draw:transform="rotate (1.5707963267949) translate (4.729cm 7.932cm)">
          <draw:text-box>
            <text:p text:style-name="P1"><text:span text:style-name="T8">AXI Peripheral Interconnect</text:span></text:p>
          </draw:text-box>
        </draw:frame>
        <draw:line draw:style-name="gr10" draw:text-style-name="P8" draw:layer="layout" svg:x1="8.693cm" svg:y1="6.29cm" svg:x2="8.607cm" svg:y2="6.18cm">
          <text:p/>
        </draw:line>
        <draw:line draw:style-name="gr10" draw:text-style-name="P8" draw:layer="layout" svg:x1="9.093cm" svg:y1="6.291cm" svg:x2="9.007cm" svg:y2="6.181cm">
          <text:p/>
        </draw:line>
        <draw:line draw:style-name="gr10" draw:text-style-name="P8" draw:layer="layout" svg:x1="6.274cm" svg:y1="6.29cm" svg:x2="6.188cm" svg:y2="6.18cm">
          <text:p/>
        </draw:line>
        <draw:line draw:style-name="gr10" draw:text-style-name="P8" draw:layer="layout" svg:x1="8.692cm" svg:y1="4.686cm" svg:x2="8.692cm" svg:y2="3.86cm">
          <text:p/>
        </draw:line>
        <draw:line draw:style-name="gr10" draw:text-style-name="P8" draw:layer="layout" svg:x1="9.094cm" svg:y1="4.687cm" svg:x2="9.094cm" svg:y2="3.861cm">
          <text:p/>
        </draw:line>
        <draw:custom-shape draw:style-name="gr13" draw:text-style-name="P9" draw:layer="layout" svg:width="0.882cm" svg:height="1.05cm" svg:x="8.465cm" svg:y="4.148cm">
          <text:p text:style-name="P6"><text:span text:style-name="T4">DMA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5" draw:layer="layout" svg:width="0.889cm" svg:height="0.823cm" svg:x="8.14cm" svg:y="3.764cm">
          <draw:text-box>
            <text:p><text:span text:style-name="T4">Rx</text:span></text:p>
          </draw:text-box>
        </draw:frame>
        <draw:frame draw:style-name="gr28" draw:text-style-name="P15" draw:layer="layout" svg:width="0.218cm" svg:height="0.823cm" svg:x="9.196cm" svg:y="3.731cm">
          <draw:text-box>
            <text:p><text:span text:style-name="T4">Tx</text:span></text:p>
          </draw:text-box>
        </draw:frame>
        <draw:line draw:style-name="gr10" draw:text-style-name="P8" draw:layer="layout" svg:x1="8.692cm" svg:y1="3.87cm" svg:x2="8.606cm" svg:y2="3.76cm">
          <text:p/>
        </draw:line>
        <draw:line draw:style-name="gr10" draw:text-style-name="P8" draw:layer="layout" svg:x1="9.092cm" svg:y1="3.871cm" svg:x2="9.006cm" svg:y2="3.761cm">
          <text:p/>
        </draw:line>
        <draw:custom-shape draw:style-name="gr29" draw:text-style-name="P12" draw:layer="layout" svg:width="0.362cm" svg:height="0.879cm" draw:transform="rotate (1.5707963267949) translate (5.193cm 7.27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16" draw:layer="layout" svg:width="0.923cm" svg:height="1.007cm" svg:x="5.191cm" svg:y="6.375cm">
          <draw:text-box>
            <text:p><text:span text:style-name="T4">AXI</text:span></text:p>
            <text:p><text:span text:style-name="T4">Lite</text:span></text:p>
          </draw:text-box>
        </draw:frame>
        <draw:custom-shape draw:style-name="gr31" draw:text-style-name="P12" draw:layer="layout" svg:width="0.362cm" svg:height="0.896cm" svg:x="4.841cm" svg:y="3.261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2" draw:layer="layout" svg:width="0.362cm" svg:height="0.914cm" svg:x="10.457cm" svg:y="3.24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21" draw:layer="layout" svg:width="0.111cm" svg:height="0.111cm" svg:x="6.619cm" svg:y="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11cm" svg:height="0.109cm" svg:x="6.618cm" svg:y="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11cm" svg:height="0.112cm" svg:x="6.617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11cm" svg:height="0.11cm" svg:x="8.863cm" svg:y="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11cm" svg:height="0.109cm" svg:x="8.863cm" svg:y="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draw:layer="layout" svg:width="0.108cm" svg:height="0.11cm" svg:x="8.863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2" draw:layer="layout" svg:width="3.313cm" svg:height="0.961cm" svg:x="6.067cm" svg:y="5.401cm">
          <draw:text-box>
            <text:p><text:span text:style-name="T9">Weight stationary taxonom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3:14.019950271</dc:date>
    <meta:editing-duration>PT3H49M5S</meta:editing-duration>
    <meta:editing-cycles>51</meta:editing-cycles>
    <meta:generator>LibreOffice/6.4.7.2$Linux_X86_64 LibreOffice_project/40$Build-2</meta:generator>
    <meta:document-statistic meta:object-count="60"/>
  </office:meta>
</office:document-meta>
</file>